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Pictures/1000000100000331000001960E982ECF.png" manifest:media-type="image/png"/>
  <manifest:file-entry manifest:full-path="Object 4/Pictures/2000000600005457000029D4AE71BF44.svm" manifest:media-type="image/x-svm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00100000331000001960E982ECF.png" manifest:media-type="image/png"/>
  <manifest:file-entry manifest:full-path="Object 2/Pictures/2000000600005457000029D4AE71BF44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Pictures/1000000100000331000001960E982ECF.png" manifest:media-type="image/png"/>
  <manifest:file-entry manifest:full-path="Object 5/Pictures/2000000600005457000029D4AE71BF44.svm" manifest:media-type="image/x-svm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d_results" table:style-name="ta1">
        <table:shapes>
          <draw:frame draw:z-index="0" draw:style-name="gr1" draw:text-style-name="P1" svg:width="8.4996in" svg:height="4.215in" svg:x="17.75in" svg:y="0.3165in">
            <draw:object draw:notify-on-update-of-ranges="measured_results.B1:measured_results.B1 measured_results.B2:measured_results.B9 measured_results.F1:measured_results.F1 measured_results.F2:measured_results.F9 measured_results.E1:measured_results.E1 measured_results.E2:measured_results.E9 measured_results.B2:measured_results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row table:style-name="ro1">
          <table:table-cell office:value-type="string" calcext:value-type="string">
            <text:p>Op_type</text:p>
          </table:table-cell>
          <table:table-cell office:value-type="string" calcext:value-type="string">
            <text:p>Approx_level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um_energy</text:p>
          </table:table-cell>
          <table:table-cell office:value-type="string" calcext:value-type="string">
            <text:p>Sum_proctim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0" calcext:value-type="float">
            <text:p>0</text:p>
          </table:table-cell>
          <table:table-cell office:value-type="float" office:value="22.5631962748321" calcext:value-type="float">
            <text:p>22.5631962748321</text:p>
          </table:table-cell>
          <table:table-cell office:value-type="float" office:value="0.938289793895979" calcext:value-type="float">
            <text:p>0.938289793895979</text:p>
          </table:table-cell>
          <table:table-cell office:value-type="float" office:value="34.5967973957267" calcext:value-type="float">
            <text:p>34.5967973957267</text:p>
          </table:table-cell>
          <table:table-cell office:value-type="float" office:value="3076178865908.77" calcext:value-type="float">
            <text:p>3076178865908.77</text:p>
          </table:table-cell>
          <table:table-cell office:value-type="float" office:value="138143964" calcext:value-type="float">
            <text:p>138143964</text:p>
          </table:table-cell>
          <table:table-cell>
            <draw:frame draw:z-index="1" draw:style-name="gr1" draw:text-style-name="P1" svg:width="8.4996in" svg:height="4.215in" svg:x="0.6551in" svg:y="0.0811in">
              <draw:object draw:notify-on-update-of-ranges="measured_results.B10:measured_results.B17 measured_results.A10:measured_results.A10 measured_results.F10:measured_results.F17 measured_results.A18:measured_results.A18 measured_results.F18:measured_results.F25 measured_results.B18:measured_results.B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0"/>
          <table:table-cell>
            <draw:frame draw:z-index="2" draw:style-name="gr1" draw:text-style-name="P1" svg:width="8.4996in" svg:height="4.215in" svg:x="0.1228in" svg:y="0.0622in">
              <draw:object draw:notify-on-update-of-ranges="measured_results.B2:measured_results.B9 measured_results.F1:measured_results.F1 measured_results.F2:measured_results.F9 measured_results.B2:measured_results.B9 measured_results.D1:measured_results.D1 measured_results.D2:measured_results.D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1" calcext:value-type="float">
            <text:p>1</text:p>
          </table:table-cell>
          <table:table-cell office:value-type="float" office:value="28.9496840990928" calcext:value-type="float">
            <text:p>28.9496840990928</text:p>
          </table:table-cell>
          <table:table-cell office:value-type="float" office:value="0.915336570275196" calcext:value-type="float">
            <text:p>0.915336570275196</text:p>
          </table:table-cell>
          <table:table-cell office:value-type="float" office:value="33.514365318293" calcext:value-type="float">
            <text:p>33.514365318293</text:p>
          </table:table-cell>
          <table:table-cell office:value-type="float" office:value="3068521884951.53" calcext:value-type="float">
            <text:p>3068521884951.53</text:p>
          </table:table-cell>
          <table:table-cell office:value-type="float" office:value="138144804" calcext:value-type="float">
            <text:p>1381448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2" calcext:value-type="float">
            <text:p>2</text:p>
          </table:table-cell>
          <table:table-cell office:value-type="float" office:value="636.664671168243" calcext:value-type="float">
            <text:p>636.664671168243</text:p>
          </table:table-cell>
          <table:table-cell office:value-type="float" office:value="0.323804001043208" calcext:value-type="float">
            <text:p>0.323804001043208</text:p>
          </table:table-cell>
          <table:table-cell office:value-type="float" office:value="20.0916960954714" calcext:value-type="float">
            <text:p>20.0916960954714</text:p>
          </table:table-cell>
          <table:table-cell office:value-type="float" office:value="3846763099840.97" calcext:value-type="float">
            <text:p>3846763099840.97</text:p>
          </table:table-cell>
          <table:table-cell office:value-type="float" office:value="138144720" calcext:value-type="float">
            <text:p>1381447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3" calcext:value-type="float">
            <text:p>3</text:p>
          </table:table-cell>
          <table:table-cell office:value-type="float" office:value="6053.99456762809" calcext:value-type="float">
            <text:p>6053.99456762809</text:p>
          </table:table-cell>
          <table:table-cell office:value-type="float" office:value="0.083467688577268" calcext:value-type="float">
            <text:p>0.083467688577268</text:p>
          </table:table-cell>
          <table:table-cell office:value-type="float" office:value="10.3103833394841" calcext:value-type="float">
            <text:p>10.3103833394841</text:p>
          </table:table-cell>
          <table:table-cell office:value-type="float" office:value="6824834046724.66" calcext:value-type="float">
            <text:p>6824834046724.66</text:p>
          </table:table-cell>
          <table:table-cell office:value-type="float" office:value="137982558" calcext:value-type="float">
            <text:p>1379825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4" calcext:value-type="float">
            <text:p>4</text:p>
          </table:table-cell>
          <table:table-cell office:value-type="float" office:value="1308.84283501201" calcext:value-type="float">
            <text:p>1308.84283501201</text:p>
          </table:table-cell>
          <table:table-cell office:value-type="float" office:value="0.24016893610318" calcext:value-type="float">
            <text:p>0.24016893610318</text:p>
          </table:table-cell>
          <table:table-cell office:value-type="float" office:value="16.9619286098249" calcext:value-type="float">
            <text:p>16.9619286098249</text:p>
          </table:table-cell>
          <table:table-cell office:value-type="float" office:value="5889463449773.55" calcext:value-type="float">
            <text:p>5889463449773.55</text:p>
          </table:table-cell>
          <table:table-cell office:value-type="float" office:value="137947404" calcext:value-type="float">
            <text:p>1379474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5" calcext:value-type="float">
            <text:p>5</text:p>
          </table:table-cell>
          <table:table-cell office:value-type="float" office:value="21589.0865848777" calcext:value-type="float">
            <text:p>21589.0865848777</text:p>
          </table:table-cell>
          <table:table-cell office:value-type="float" office:value="0.00699511721217255" calcext:value-type="float">
            <text:p>0.00699511721217255</text:p>
          </table:table-cell>
          <table:table-cell office:value-type="float" office:value="4.78846092759665" calcext:value-type="float">
            <text:p>4.78846092759665</text:p>
          </table:table-cell>
          <table:table-cell office:value-type="float" office:value="12849665245301.8" calcext:value-type="float">
            <text:p>12849665245301.8</text:p>
          </table:table-cell>
          <table:table-cell office:value-type="float" office:value="138024936" calcext:value-type="float">
            <text:p>1380249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6" calcext:value-type="float">
            <text:p>6</text:p>
          </table:table-cell>
          <table:table-cell office:value-type="float" office:value="20613.6357980349" calcext:value-type="float">
            <text:p>20613.6357980349</text:p>
          </table:table-cell>
          <table:table-cell office:value-type="float" office:value="0.00682256664453715" calcext:value-type="float">
            <text:p>0.00682256664453715</text:p>
          </table:table-cell>
          <table:table-cell office:value-type="float" office:value="4.98925762210271" calcext:value-type="float">
            <text:p>4.98925762210271</text:p>
          </table:table-cell>
          <table:table-cell office:value-type="float" office:value="12682924016671.6" calcext:value-type="float">
            <text:p>12682924016671.6</text:p>
          </table:table-cell>
          <table:table-cell office:value-type="float" office:value="138024936" calcext:value-type="float">
            <text:p>1380249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7" calcext:value-type="float">
            <text:p>7</text:p>
          </table:table-cell>
          <table:table-cell office:value-type="float" office:value="15032.5684802575" calcext:value-type="float">
            <text:p>15032.5684802575</text:p>
          </table:table-cell>
          <table:table-cell office:value-type="float" office:value="0.00607841638974014" calcext:value-type="float">
            <text:p>0.00607841638974014</text:p>
          </table:table-cell>
          <table:table-cell office:value-type="float" office:value="6.36047169934927" calcext:value-type="float">
            <text:p>6.36047169934927</text:p>
          </table:table-cell>
          <table:table-cell office:value-type="float" office:value="11352260501330.4" calcext:value-type="float">
            <text:p>11352260501330.4</text:p>
          </table:table-cell>
          <table:table-cell office:value-type="float" office:value="138008304" calcext:value-type="float">
            <text:p>1380083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0" calcext:value-type="float">
            <text:p>0</text:p>
          </table:table-cell>
          <table:table-cell office:value-type="float" office:value="0.160930605695949" calcext:value-type="float">
            <text:p>0.160930605695949</text:p>
          </table:table-cell>
          <table:table-cell office:value-type="float" office:value="0.999748294670467" calcext:value-type="float">
            <text:p>0.999748294670467</text:p>
          </table:table-cell>
          <table:table-cell office:value-type="float" office:value="56.064417150233" calcext:value-type="float">
            <text:p>56.064417150233</text:p>
          </table:table-cell>
          <table:table-cell office:value-type="float" office:value="87516922120.52" calcext:value-type="float">
            <text:p>87516922120.52</text:p>
          </table:table-cell>
          <table:table-cell office:value-type="float" office:value="28133742" calcext:value-type="float">
            <text:p>28133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1" calcext:value-type="float">
            <text:p>1</text:p>
          </table:table-cell>
          <table:table-cell office:value-type="float" office:value="1.56504880331595" calcext:value-type="float">
            <text:p>1.56504880331595</text:p>
          </table:table-cell>
          <table:table-cell office:value-type="float" office:value="0.998239209885502" calcext:value-type="float">
            <text:p>0.998239209885502</text:p>
          </table:table-cell>
          <table:table-cell office:value-type="float" office:value="46.185524760587" calcext:value-type="float">
            <text:p>46.185524760587</text:p>
          </table:table-cell>
          <table:table-cell office:value-type="float" office:value="87213120503.09" calcext:value-type="float">
            <text:p>87213120503.09</text:p>
          </table:table-cell>
          <table:table-cell office:value-type="float" office:value="28133742" calcext:value-type="float">
            <text:p>28133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2" calcext:value-type="float">
            <text:p>2</text:p>
          </table:table-cell>
          <table:table-cell office:value-type="float" office:value="102.800962695548" calcext:value-type="float">
            <text:p>102.800962695548</text:p>
          </table:table-cell>
          <table:table-cell office:value-type="float" office:value="0.901847020964458" calcext:value-type="float">
            <text:p>0.901847020964458</text:p>
          </table:table-cell>
          <table:table-cell office:value-type="float" office:value="28.0108317917163" calcext:value-type="float">
            <text:p>28.0108317917163</text:p>
          </table:table-cell>
          <table:table-cell office:value-type="float" office:value="86906486037.11" calcext:value-type="float">
            <text:p>86906486037.11</text:p>
          </table:table-cell>
          <table:table-cell office:value-type="float" office:value="28133742" calcext:value-type="float">
            <text:p>28133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3" calcext:value-type="float">
            <text:p>3</text:p>
          </table:table-cell>
          <table:table-cell office:value-type="float" office:value="996.593809332799" calcext:value-type="float">
            <text:p>996.593809332799</text:p>
          </table:table-cell>
          <table:table-cell office:value-type="float" office:value="0.678405019124235" calcext:value-type="float">
            <text:p>0.678405019124235</text:p>
          </table:table-cell>
          <table:table-cell office:value-type="float" office:value="18.1456217578619" calcext:value-type="float">
            <text:p>18.1456217578619</text:p>
          </table:table-cell>
          <table:table-cell office:value-type="float" office:value="86619652516.12" calcext:value-type="float">
            <text:p>86619652516.12</text:p>
          </table:table-cell>
          <table:table-cell office:value-type="float" office:value="28133742" calcext:value-type="float">
            <text:p>28133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4" calcext:value-type="float">
            <text:p>4</text:p>
          </table:table-cell>
          <table:table-cell office:value-type="float" office:value="4605.7086776307" calcext:value-type="float">
            <text:p>4605.7086776307</text:p>
          </table:table-cell>
          <table:table-cell office:value-type="float" office:value="0.292042813378726" calcext:value-type="float">
            <text:p>0.292042813378726</text:p>
          </table:table-cell>
          <table:table-cell office:value-type="float" office:value="11.4978389656204" calcext:value-type="float">
            <text:p>11.4978389656204</text:p>
          </table:table-cell>
          <table:table-cell office:value-type="float" office:value="86468213087.7999" calcext:value-type="float">
            <text:p>86468213087.7999</text:p>
          </table:table-cell>
          <table:table-cell office:value-type="float" office:value="28133742" calcext:value-type="float">
            <text:p>28133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5" calcext:value-type="float">
            <text:p>5</text:p>
          </table:table-cell>
          <table:table-cell office:value-type="float" office:value="4605.7086776307" calcext:value-type="float">
            <text:p>4605.7086776307</text:p>
          </table:table-cell>
          <table:table-cell office:value-type="float" office:value="0.292042813378726" calcext:value-type="float">
            <text:p>0.292042813378726</text:p>
          </table:table-cell>
          <table:table-cell office:value-type="float" office:value="11.4978389656204" calcext:value-type="float">
            <text:p>11.4978389656204</text:p>
          </table:table-cell>
          <table:table-cell office:value-type="float" office:value="86402503358.9001" calcext:value-type="float">
            <text:p>86402503358.9001</text:p>
          </table:table-cell>
          <table:table-cell office:value-type="float" office:value="28133742" calcext:value-type="float">
            <text:p>28133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6" calcext:value-type="float">
            <text:p>6</text:p>
          </table:table-cell>
          <table:table-cell office:value-type="float" office:value="4605.7086776307" calcext:value-type="float">
            <text:p>4605.7086776307</text:p>
          </table:table-cell>
          <table:table-cell office:value-type="float" office:value="0.292042813378726" calcext:value-type="float">
            <text:p>0.292042813378726</text:p>
          </table:table-cell>
          <table:table-cell office:value-type="float" office:value="11.4978389656204" calcext:value-type="float">
            <text:p>11.4978389656204</text:p>
          </table:table-cell>
          <table:table-cell office:value-type="float" office:value="86354822816.7" calcext:value-type="float">
            <text:p>86354822816.7</text:p>
          </table:table-cell>
          <table:table-cell office:value-type="float" office:value="28133742" calcext:value-type="float">
            <text:p>28133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7" calcext:value-type="float">
            <text:p>7</text:p>
          </table:table-cell>
          <table:table-cell office:value-type="float" office:value="4605.7086776307" calcext:value-type="float">
            <text:p>4605.7086776307</text:p>
          </table:table-cell>
          <table:table-cell office:value-type="float" office:value="0.292042813378726" calcext:value-type="float">
            <text:p>0.292042813378726</text:p>
          </table:table-cell>
          <table:table-cell office:value-type="float" office:value="11.4978389656204" calcext:value-type="float">
            <text:p>11.4978389656204</text:p>
          </table:table-cell>
          <table:table-cell office:value-type="float" office:value="86307142274.5" calcext:value-type="float">
            <text:p>86307142274.5</text:p>
          </table:table-cell>
          <table:table-cell office:value-type="float" office:value="28133742" calcext:value-type="float">
            <text:p>28133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0" calcext:value-type="float">
            <text:p>0</text:p>
          </table:table-cell>
          <table:table-cell office:value-type="float" office:value="0.198997192137986" calcext:value-type="float">
            <text:p>0.198997192137986</text:p>
          </table:table-cell>
          <table:table-cell office:value-type="float" office:value="0.99956707374084" calcext:value-type="float">
            <text:p>0.99956707374084</text:p>
          </table:table-cell>
          <table:table-cell office:value-type="float" office:value="55.142334123355" calcext:value-type="float">
            <text:p>55.142334123355</text:p>
          </table:table-cell>
          <table:table-cell office:value-type="float" office:value="1072478971944.8" calcext:value-type="float">
            <text:p>1072478971944.8</text:p>
          </table:table-cell>
          <table:table-cell office:value-type="float" office:value="78369774" calcext:value-type="float">
            <text:p>783697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1" calcext:value-type="float">
            <text:p>1</text:p>
          </table:table-cell>
          <table:table-cell office:value-type="float" office:value="0.683513838748496" calcext:value-type="float">
            <text:p>0.683513838748496</text:p>
          </table:table-cell>
          <table:table-cell office:value-type="float" office:value="0.998459156982799" calcext:value-type="float">
            <text:p>0.998459156982799</text:p>
          </table:table-cell>
          <table:table-cell office:value-type="float" office:value="49.78333048941" calcext:value-type="float">
            <text:p>49.78333048941</text:p>
          </table:table-cell>
          <table:table-cell office:value-type="float" office:value="1068173468666.77" calcext:value-type="float">
            <text:p>1068173468666.77</text:p>
          </table:table-cell>
          <table:table-cell office:value-type="float" office:value="78369774" calcext:value-type="float">
            <text:p>783697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2" calcext:value-type="float">
            <text:p>2</text:p>
          </table:table-cell>
          <table:table-cell office:value-type="float" office:value="48.1475330926594" calcext:value-type="float">
            <text:p>48.1475330926594</text:p>
          </table:table-cell>
          <table:table-cell office:value-type="float" office:value="0.9303147330405" calcext:value-type="float">
            <text:p>0.9303147330405</text:p>
          </table:table-cell>
          <table:table-cell office:value-type="float" office:value="31.3050632053283" calcext:value-type="float">
            <text:p>31.3050632053283</text:p>
          </table:table-cell>
          <table:table-cell office:value-type="float" office:value="1063466622181.79" calcext:value-type="float">
            <text:p>1063466622181.79</text:p>
          </table:table-cell>
          <table:table-cell office:value-type="float" office:value="78369774" calcext:value-type="float">
            <text:p>783697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3" calcext:value-type="float">
            <text:p>3</text:p>
          </table:table-cell>
          <table:table-cell office:value-type="float" office:value="784.395774836208" calcext:value-type="float">
            <text:p>784.395774836208</text:p>
          </table:table-cell>
          <table:table-cell office:value-type="float" office:value="0.719341987379631" calcext:value-type="float">
            <text:p>0.719341987379631</text:p>
          </table:table-cell>
          <table:table-cell office:value-type="float" office:value="19.1513218757389" calcext:value-type="float">
            <text:p>19.1513218757389</text:p>
          </table:table-cell>
          <table:table-cell office:value-type="float" office:value="1058955918118.64" calcext:value-type="float">
            <text:p>1058955918118.64</text:p>
          </table:table-cell>
          <table:table-cell office:value-type="float" office:value="78369774" calcext:value-type="float">
            <text:p>783697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4" calcext:value-type="float">
            <text:p>4</text:p>
          </table:table-cell>
          <table:table-cell office:value-type="float" office:value="4522.9353656906" calcext:value-type="float">
            <text:p>4522.9353656906</text:p>
          </table:table-cell>
          <table:table-cell office:value-type="float" office:value="0.201119543978496" calcext:value-type="float">
            <text:p>0.201119543978496</text:p>
          </table:table-cell>
          <table:table-cell office:value-type="float" office:value="11.5765997929588" calcext:value-type="float">
            <text:p>11.5765997929588</text:p>
          </table:table-cell>
          <table:table-cell office:value-type="float" office:value="1055761506206.98" calcext:value-type="float">
            <text:p>1055761506206.98</text:p>
          </table:table-cell>
          <table:table-cell office:value-type="float" office:value="78369774" calcext:value-type="float">
            <text:p>783697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5" calcext:value-type="float">
            <text:p>5</text:p>
          </table:table-cell>
          <table:table-cell office:value-type="float" office:value="2752.94862949592" calcext:value-type="float">
            <text:p>2752.94862949592</text:p>
          </table:table-cell>
          <table:table-cell office:value-type="float" office:value="0.202800908309934" calcext:value-type="float">
            <text:p>0.202800908309934</text:p>
          </table:table-cell>
          <table:table-cell office:value-type="float" office:value="13.7328225341014" calcext:value-type="float">
            <text:p>13.7328225341014</text:p>
          </table:table-cell>
          <table:table-cell office:value-type="float" office:value="1054905741987.38" calcext:value-type="float">
            <text:p>1054905741987.38</text:p>
          </table:table-cell>
          <table:table-cell office:value-type="float" office:value="78369774" calcext:value-type="float">
            <text:p>783697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6" calcext:value-type="float">
            <text:p>6</text:p>
          </table:table-cell>
          <table:table-cell office:value-type="float" office:value="2752.94862949592" calcext:value-type="float">
            <text:p>2752.94862949592</text:p>
          </table:table-cell>
          <table:table-cell office:value-type="float" office:value="0.202800908309934" calcext:value-type="float">
            <text:p>0.202800908309934</text:p>
          </table:table-cell>
          <table:table-cell office:value-type="float" office:value="13.7328225341014" calcext:value-type="float">
            <text:p>13.7328225341014</text:p>
          </table:table-cell>
          <table:table-cell office:value-type="float" office:value="1054322753222.13" calcext:value-type="float">
            <text:p>1054322753222.13</text:p>
          </table:table-cell>
          <table:table-cell office:value-type="float" office:value="78369774" calcext:value-type="float">
            <text:p>783697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7" calcext:value-type="float">
            <text:p>7</text:p>
          </table:table-cell>
          <table:table-cell office:value-type="float" office:value="2752.94862949592" calcext:value-type="float">
            <text:p>2752.94862949592</text:p>
          </table:table-cell>
          <table:table-cell office:value-type="float" office:value="0.202800908309934" calcext:value-type="float">
            <text:p>0.202800908309934</text:p>
          </table:table-cell>
          <table:table-cell office:value-type="float" office:value="13.7328225341014" calcext:value-type="float">
            <text:p>13.7328225341014</text:p>
          </table:table-cell>
          <table:table-cell office:value-type="float" office:value="1053739764456.88" calcext:value-type="float">
            <text:p>1053739764456.88</text:p>
          </table:table-cell>
          <table:table-cell office:value-type="float" office:value="78369774" calcext:value-type="float">
            <text:p>78369774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7"/>
          <table:table-cell>
            <draw:frame draw:z-index="3" draw:style-name="gr1" draw:text-style-name="P1" svg:width="8.4996in" svg:height="4.215in" svg:x="0.6591in" svg:y="0.0941in">
              <draw:object draw:notify-on-update-of-ranges="measured_results.B10:measured_results.B17 measured_results.A10:measured_results.A10 measured_results.D10:measured_results.D17 measured_results.B18:measured_results.B25 measured_results.A18:measured_results.A18 measured_results.D18:measured_results.D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>
            <draw:frame draw:z-index="4" draw:style-name="gr1" draw:text-style-name="P1" svg:width="8.4996in" svg:height="4.215in" svg:x="0.8819in" svg:y="0.1252in">
              <draw:object draw:notify-on-update-of-ranges="measured_results.B10:measured_results.B17 measured_results.A10:measured_results.A10 measured_results.E10:measured_results.E17 measured_results.B18:measured_results.B25 measured_results.A18:measured_results.A18 measured_results.E18:measured_results.E2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8"/>
          <table:table-cell>
            <draw:frame draw:z-index="5" draw:style-name="gr1" draw:text-style-name="P1" svg:width="8.4996in" svg:height="4.215in" svg:x="0.0803in" svg:y="0.0102in">
              <draw:object draw:notify-on-update-of-ranges="measured_results.B2:measured_results.B9 measured_results.F1:measured_results.F1 measured_results.F2:measured_results.F9 measured_results.B2:measured_results.B9 measured_results.G1:measured_results.G1 measured_results.G2:measured_results.G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6"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y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30">
      <number:scientific-number number:decimal-places="1" number:min-decimal-places="1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8T16:13:57.177631889</dc:date>
    <meta:editing-duration>PT22H44M25S</meta:editing-duration>
    <meta:editing-cycles>7</meta:editing-cycles>
    <meta:generator>LibreOffice/7.6.4.1$Linux_X86_64 LibreOffice_project/60$Build-1</meta:generator>
    <meta:document-statistic meta:table-count="1" meta:cell-count="17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cm" svg:height="10.707cm" xlink:href=".." xlink:type="simple" chart:class="chart:scatter" chart:column-mapping="0 2 1" chart:style-name="ch1">
        <chart:title svg:x="6.465cm" svg:y="0.35cm" chart:style-name="ch2">
          <text:p>Increasing approximation of edge detection</text:p>
        </chart:title>
        <chart:subtitle svg:x="7.073cm" svg:y="1.343cm" chart:style-name="ch3">
          <text:p>Energy consumption to PSNR comparison</text:p>
        </chart:subtitle>
        <chart:legend chart:legend-position="top" svg:x="8.219cm" svg:y="2.211cm" style:legend-expansion="wide" chart:style-name="ch4"/>
        <chart:plot-area chart:style-name="ch5" table:cell-range-address="measured_results.B1:measured_results.B9 measured_results.E1:measured_results.F9" chart:data-source-has-labels="row" svg:x="1.442cm" svg:y="3.023cm" svg:width="18.725cm" svg:height="6.489cm">
          <chart:coordinate-region svg:x="2.884cm" svg:y="3.223cm" svg:width="16.661cm" svg:height="5.642cm"/>
          <chart:axis chart:dimension="x" chart:name="primary-x" chart:style-name="ch6">
            <chart:title svg:x="9.146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131cm" chart:style-name="ch9">
              <text:p>Energy [pJ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598cm" svg:y="7.092cm" chart:style-name="ch9">
              <text:p>PSNR [dB]</text:p>
            </chart:title>
          </chart:axis>
          <chart:series chart:attached-axis="primary-y" chart:style-name="ch13" chart:values-cell-range-address="measured_results.F2:measured_results.F9" chart:label-cell-address="measured_results.F1:measured_results.F1" chart:class="chart:scatter">
            <chart:domain table:cell-range-address="measured_results.B2:measured_results.B9"/>
            <chart:data-point chart:repeated="8"/>
          </chart:series>
          <chart:series chart:attached-axis="secondary-y" chart:style-name="ch14" chart:values-cell-range-address="measured_results.E2:measured_results.E9" chart:label-cell-address="measured_results.E1:measured_results.E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m_energy</text:p>
                <draw:g>
                  <svg:desc>measured_results.F1:measured_results.F1</svg:desc>
                </draw:g>
              </table:table-cell>
              <table:table-cell office:value-type="string">
                <text:p>PSNR</text:p>
                <draw:g>
                  <svg:desc>measured_results.E1:measured_resul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2:measured_results.B9</svg:desc>
                </draw:g>
              </table:table-cell>
              <table:table-cell office:value-type="float" office:value="3076178865908.77">
                <text:p>3076178865908.77</text:p>
                <draw:g>
                  <svg:desc>measured_results.F2:measured_results.F9</svg:desc>
                </draw:g>
              </table:table-cell>
              <table:table-cell office:value-type="float" office:value="34.5967973957267">
                <text:p>34.5967973957267</text:p>
                <draw:g>
                  <svg:desc>measured_results.E2:measured_results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68521884951.53">
                <text:p>3068521884951.53</text:p>
              </table:table-cell>
              <table:table-cell office:value-type="float" office:value="33.514365318293">
                <text:p>33.514365318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46763099840.97">
                <text:p>3846763099840.97</text:p>
              </table:table-cell>
              <table:table-cell office:value-type="float" office:value="20.0916960954714">
                <text:p>20.0916960954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824834046724.66">
                <text:p>6824834046724.66</text:p>
              </table:table-cell>
              <table:table-cell office:value-type="float" office:value="10.3103833394841">
                <text:p>10.3103833394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89463449773.55">
                <text:p>5889463449773.55</text:p>
              </table:table-cell>
              <table:table-cell office:value-type="float" office:value="16.9619286098249">
                <text:p>16.9619286098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849665245301.8">
                <text:p>12849665245301.8</text:p>
              </table:table-cell>
              <table:table-cell office:value-type="float" office:value="4.78846092759665">
                <text:p>4.78846092759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682924016671.6">
                <text:p>12682924016671.6</text:p>
              </table:table-cell>
              <table:table-cell office:value-type="float" office:value="4.98925762210271">
                <text:p>4.98925762210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52260501330.4">
                <text:p>11352260501330.4</text:p>
              </table:table-cell>
              <table:table-cell office:value-type="float" office:value="6.36047169934927">
                <text:p>6.36047169934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30">
      <number:scientific-number number:decimal-places="1" number:min-decimal-places="1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3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59cm" svg:height="10.707cm" xlink:href=".." xlink:type="simple" chart:class="chart:scatter" chart:style-name="ch1">
        <chart:title svg:x="8.092cm" svg:y="0.35cm" chart:style-name="ch2">
          <text:p>Convolution approximation</text:p>
        </chart:title>
        <chart:subtitle svg:x="8.952cm" svg:y="1.343cm" chart:style-name="ch3">
          <text:p>Energy consumption</text:p>
        </chart:subtitle>
        <chart:legend chart:legend-position="top" svg:x="8.312cm" svg:y="2.211cm" style:legend-expansion="wide" chart:style-name="ch4"/>
        <chart:plot-area chart:style-name="ch5" table:cell-range-address="measured_results.B10:measured_results.B17 measured_results.A10:measured_results.A10 measured_results.F10:measured_results.F25 measured_results.A18:measured_results.A18" chart:data-source-has-labels="row" svg:x="1.442cm" svg:y="3.023cm" svg:width="18.725cm" svg:height="6.489cm">
          <chart:coordinate-region svg:x="3.175cm" svg:y="3.222cm" svg:width="15.258cm" svg:height="5.643cm"/>
          <chart:axis chart:dimension="x" chart:name="primary-x" chart:style-name="ch6">
            <chart:title svg:x="9.146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925cm" chart:style-name="ch9">
              <text:p>Energy (CONV_5) [pJ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598cm" svg:y="7.925cm" chart:style-name="ch9">
              <text:p>Energy (CONV_3) [pJ]</text:p>
            </chart:title>
          </chart:axis>
          <chart:series chart:attached-axis="secondary-y" chart:style-name="ch13" chart:values-cell-range-address="measured_results.F10:measured_results.F17" chart:label-cell-address="measured_results.A10:measured_results.A10" chart:class="chart:scatter">
            <chart:domain table:cell-range-address="measured_results.B10:measured_results.B17"/>
            <chart:data-point chart:repeated="8"/>
          </chart:series>
          <chart:series chart:attached-axis="primary-y" chart:style-name="ch14" chart:values-cell-range-address="measured_results.F18:measured_results.F25" chart:label-cell-address="measured_results.A18:measured_results.A18" chart:class="chart:scatter">
            <chart:domain table:cell-range-address="measured_results.B18:measured_results.B25"/>
            <chart:data-point chart:repeated="8"/>
          </chart:series>
          <chart:wall chart:style-name="ch15"/>
          <chart:floor chart:style-name="ch16"/>
        </chart:plot-area>
        <draw:frame draw:style-name="gr1" draw:text-style-name="P1" svg:width="1cm" svg:height="1cm" svg:x="0cm" svg:y="0cm">
          <draw:image xlink:href="Pictures/2000000600005457000029D4AE71BF44.svm" xlink:type="simple" xlink:show="embed" xlink:actuate="onLoad" draw:mime-type="image/x-svm">
            <text:p/>
          </draw:image>
          <draw:image xlink:href="Pictures/1000000100000331000001960E982EC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V_3</text:p>
                <draw:g>
                  <svg:desc>measured_results.A10:measured_results.A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NV_5</text:p>
                <draw:g>
                  <svg:desc>measured_results.A18:measured_results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10:measured_results.B17</svg:desc>
                </draw:g>
              </table:table-cell>
              <table:table-cell office:value-type="float" office:value="87516922120.52">
                <text:p>87516922120.52</text:p>
                <draw:g>
                  <svg:desc>measured_results.F10:measured_results.F17</svg:desc>
                </draw:g>
              </table:table-cell>
              <table:table-cell office:value-type="float" office:value="0">
                <text:p>0</text:p>
                <draw:g>
                  <svg:desc>measured_results.B18:measured_results.B25</svg:desc>
                </draw:g>
              </table:table-cell>
              <table:table-cell office:value-type="float" office:value="1072478971944.8">
                <text:p>1072478971944.8</text:p>
                <draw:g>
                  <svg:desc>measured_results.F18:measured_results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213120503.09">
                <text:p>87213120503.09</text:p>
              </table:table-cell>
              <table:table-cell office:value-type="float" office:value="1">
                <text:p>1</text:p>
              </table:table-cell>
              <table:table-cell office:value-type="float" office:value="1068173468666.77">
                <text:p>1068173468666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6906486037.11">
                <text:p>86906486037.11</text:p>
              </table:table-cell>
              <table:table-cell office:value-type="float" office:value="2">
                <text:p>2</text:p>
              </table:table-cell>
              <table:table-cell office:value-type="float" office:value="1063466622181.79">
                <text:p>106346662218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6619652516.12">
                <text:p>86619652516.12</text:p>
              </table:table-cell>
              <table:table-cell office:value-type="float" office:value="3">
                <text:p>3</text:p>
              </table:table-cell>
              <table:table-cell office:value-type="float" office:value="1058955918118.64">
                <text:p>1058955918118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6468213087.7999">
                <text:p>86468213087.7999</text:p>
              </table:table-cell>
              <table:table-cell office:value-type="float" office:value="4">
                <text:p>4</text:p>
              </table:table-cell>
              <table:table-cell office:value-type="float" office:value="1055761506206.98">
                <text:p>1055761506206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6402503358.9001">
                <text:p>86402503358.9001</text:p>
              </table:table-cell>
              <table:table-cell office:value-type="float" office:value="5">
                <text:p>5</text:p>
              </table:table-cell>
              <table:table-cell office:value-type="float" office:value="1054905741987.38">
                <text:p>1054905741987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6354822816.7">
                <text:p>86354822816.7</text:p>
              </table:table-cell>
              <table:table-cell office:value-type="float" office:value="6">
                <text:p>6</text:p>
              </table:table-cell>
              <table:table-cell office:value-type="float" office:value="1054322753222.13">
                <text:p>1054322753222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6307142274.5">
                <text:p>86307142274.5</text:p>
              </table:table-cell>
              <table:table-cell office:value-type="float" office:value="7">
                <text:p>7</text:p>
              </table:table-cell>
              <table:table-cell office:value-type="float" office:value="1053739764456.88">
                <text:p>1053739764456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cm" svg:height="10.707cm" xlink:href=".." xlink:type="simple" chart:class="chart:scatter" chart:column-mapping="0 2 1" chart:style-name="ch1">
        <chart:title svg:x="6.465cm" svg:y="0.35cm" chart:style-name="ch2">
          <text:p>Increasing approximation of edge detection</text:p>
        </chart:title>
        <chart:subtitle svg:x="7.153cm" svg:y="1.343cm" chart:style-name="ch3">
          <text:p>Energy consumption to SSIM comparison</text:p>
        </chart:subtitle>
        <chart:legend chart:legend-position="top" svg:x="8.259cm" svg:y="2.211cm" style:legend-expansion="wide" chart:style-name="ch4"/>
        <chart:plot-area chart:style-name="ch5" table:cell-range-address="measured_results.B2:measured_results.B9 measured_results.F1:measured_results.F9 measured_results.D1:measured_results.D9" chart:data-source-has-labels="row" svg:x="1.442cm" svg:y="3.023cm" svg:width="18.725cm" svg:height="6.489cm">
          <chart:coordinate-region svg:x="2.884cm" svg:y="3.222cm" svg:width="16.555cm" svg:height="5.643cm"/>
          <chart:axis chart:dimension="x" chart:name="primary-x" chart:style-name="ch6">
            <chart:title svg:x="9.146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131cm" chart:style-name="ch9">
              <text:p>Energy [pJ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598cm" svg:y="7.092cm" chart:style-name="ch9">
              <text:p>PSNR [dB]</text:p>
            </chart:title>
          </chart:axis>
          <chart:series chart:attached-axis="primary-y" chart:style-name="ch13" chart:values-cell-range-address="measured_results.F2:measured_results.F9" chart:label-cell-address="measured_results.F1:measured_results.F1" chart:class="chart:scatter">
            <chart:domain table:cell-range-address="measured_results.B2:measured_results.B9"/>
            <chart:data-point chart:repeated="8"/>
          </chart:series>
          <chart:series chart:attached-axis="secondary-y" chart:style-name="ch14" chart:values-cell-range-address="measured_results.D2:measured_results.D9" chart:label-cell-address="measured_results.D1:measured_results.D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m_energy</text:p>
                <draw:g>
                  <svg:desc>measured_results.F1:measured_results.F1</svg:desc>
                </draw:g>
              </table:table-cell>
              <table:table-cell office:value-type="string">
                <text:p>SSIM</text:p>
                <draw:g>
                  <svg:desc>measured_results.D1:measured_resul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2:measured_results.B9</svg:desc>
                </draw:g>
              </table:table-cell>
              <table:table-cell office:value-type="float" office:value="3076178865908.77">
                <text:p>3076178865908.77</text:p>
                <draw:g>
                  <svg:desc>measured_results.F2:measured_results.F9</svg:desc>
                </draw:g>
              </table:table-cell>
              <table:table-cell office:value-type="float" office:value="0.938289793895979">
                <text:p>0.938289793895979</text:p>
                <draw:g>
                  <svg:desc>measured_results.D2:measured_results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68521884951.53">
                <text:p>3068521884951.53</text:p>
              </table:table-cell>
              <table:table-cell office:value-type="float" office:value="0.915336570275196">
                <text:p>0.915336570275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46763099840.97">
                <text:p>3846763099840.97</text:p>
              </table:table-cell>
              <table:table-cell office:value-type="float" office:value="0.323804001043208">
                <text:p>0.323804001043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824834046724.66">
                <text:p>6824834046724.66</text:p>
              </table:table-cell>
              <table:table-cell office:value-type="float" office:value="0.083467688577268">
                <text:p>0.083467688577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89463449773.55">
                <text:p>5889463449773.55</text:p>
              </table:table-cell>
              <table:table-cell office:value-type="float" office:value="0.24016893610318">
                <text:p>0.24016893610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849665245301.8">
                <text:p>12849665245301.8</text:p>
              </table:table-cell>
              <table:table-cell office:value-type="float" office:value="0.00699511721217255">
                <text:p>0.00699511721217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682924016671.6">
                <text:p>12682924016671.6</text:p>
              </table:table-cell>
              <table:table-cell office:value-type="float" office:value="0.00682256664453715">
                <text:p>0.00682256664453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52260501330.4">
                <text:p>11352260501330.4</text:p>
              </table:table-cell>
              <table:table-cell office:value-type="float" office:value="0.00607841638974014">
                <text:p>0.00607841638974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scientific-number number:decimal-places="1" number:min-decimal-places="1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3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59cm" svg:height="10.707cm" xlink:href=".." xlink:type="simple" chart:class="chart:scatter" chart:style-name="ch1">
        <chart:title svg:x="8.092cm" svg:y="0.35cm" chart:style-name="ch2">
          <text:p>Convolution approximation</text:p>
        </chart:title>
        <chart:subtitle svg:x="6.875cm" svg:y="1.343cm" chart:style-name="ch3">
          <text:p>Approximation affecting different kernel sizes</text:p>
        </chart:subtitle>
        <chart:legend chart:legend-position="top" svg:x="8.312cm" svg:y="2.211cm" style:legend-expansion="wide" chart:style-name="ch4"/>
        <chart:plot-area chart:style-name="ch5" table:cell-range-address="measured_results.B10:measured_results.B17 measured_results.A10:measured_results.A10 measured_results.D10:measured_results.D25 measured_results.A18:measured_results.A18" chart:data-source-has-labels="row" svg:x="1.442cm" svg:y="3.023cm" svg:width="19.717cm" svg:height="6.489cm">
          <chart:coordinate-region svg:x="2.169cm" svg:y="3.223cm" svg:width="18.896cm" svg:height="5.642cm"/>
          <chart:axis chart:dimension="x" chart:name="primary-x" chart:style-name="ch6">
            <chart:title svg:x="9.642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6.88cm" chart:style-name="ch9">
              <text:p>SSIM [-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measured_results.D10:measured_results.D17" chart:label-cell-address="measured_results.A10:measured_results.A10" chart:class="chart:scatter">
            <chart:domain table:cell-range-address="measured_results.B10:measured_results.B17"/>
            <chart:data-point chart:repeated="8"/>
          </chart:series>
          <chart:series chart:attached-axis="primary-y" chart:style-name="ch14" chart:values-cell-range-address="measured_results.D18:measured_results.D25" chart:label-cell-address="measured_results.A18:measured_results.A18" chart:class="chart:scatter">
            <chart:domain table:cell-range-address="measured_results.B18:measured_results.B25"/>
            <chart:data-point chart:repeated="8"/>
          </chart:series>
          <chart:wall chart:style-name="ch15"/>
          <chart:floor chart:style-name="ch16"/>
        </chart:plot-area>
        <draw:frame draw:style-name="gr1" draw:text-style-name="P1" svg:width="1cm" svg:height="1cm" svg:x="0cm" svg:y="0cm">
          <draw:image xlink:href="Pictures/2000000600005457000029D4AE71BF44.svm" xlink:type="simple" xlink:show="embed" xlink:actuate="onLoad" draw:mime-type="image/x-svm">
            <text:p/>
          </draw:image>
          <draw:image xlink:href="Pictures/1000000100000331000001960E982EC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V_3</text:p>
                <draw:g>
                  <svg:desc>measured_results.A10:measured_results.A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NV_5</text:p>
                <draw:g>
                  <svg:desc>measured_results.A18:measured_results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10:measured_results.B17</svg:desc>
                </draw:g>
              </table:table-cell>
              <table:table-cell office:value-type="float" office:value="0.999748294670467">
                <text:p>0.999748294670467</text:p>
                <draw:g>
                  <svg:desc>measured_results.D10:measured_results.D17</svg:desc>
                </draw:g>
              </table:table-cell>
              <table:table-cell office:value-type="float" office:value="0">
                <text:p>0</text:p>
                <draw:g>
                  <svg:desc>measured_results.B18:measured_results.B25</svg:desc>
                </draw:g>
              </table:table-cell>
              <table:table-cell office:value-type="float" office:value="0.99956707374084">
                <text:p>0.99956707374084</text:p>
                <draw:g>
                  <svg:desc>measured_results.D18:measured_results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8239209885502">
                <text:p>0.998239209885502</text:p>
              </table:table-cell>
              <table:table-cell office:value-type="float" office:value="1">
                <text:p>1</text:p>
              </table:table-cell>
              <table:table-cell office:value-type="float" office:value="0.998459156982799">
                <text:p>0.998459156982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01847020964458">
                <text:p>0.901847020964458</text:p>
              </table:table-cell>
              <table:table-cell office:value-type="float" office:value="2">
                <text:p>2</text:p>
              </table:table-cell>
              <table:table-cell office:value-type="float" office:value="0.9303147330405">
                <text:p>0.930314733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78405019124235">
                <text:p>0.678405019124235</text:p>
              </table:table-cell>
              <table:table-cell office:value-type="float" office:value="3">
                <text:p>3</text:p>
              </table:table-cell>
              <table:table-cell office:value-type="float" office:value="0.719341987379631">
                <text:p>0.719341987379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92042813378726">
                <text:p>0.292042813378726</text:p>
              </table:table-cell>
              <table:table-cell office:value-type="float" office:value="4">
                <text:p>4</text:p>
              </table:table-cell>
              <table:table-cell office:value-type="float" office:value="0.201119543978496">
                <text:p>0.201119543978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92042813378726">
                <text:p>0.292042813378726</text:p>
              </table:table-cell>
              <table:table-cell office:value-type="float" office:value="5">
                <text:p>5</text:p>
              </table:table-cell>
              <table:table-cell office:value-type="float" office:value="0.202800908309934">
                <text:p>0.202800908309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92042813378726">
                <text:p>0.292042813378726</text:p>
              </table:table-cell>
              <table:table-cell office:value-type="float" office:value="6">
                <text:p>6</text:p>
              </table:table-cell>
              <table:table-cell office:value-type="float" office:value="0.202800908309934">
                <text:p>0.202800908309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92042813378726">
                <text:p>0.292042813378726</text:p>
              </table:table-cell>
              <table:table-cell office:value-type="float" office:value="7">
                <text:p>7</text:p>
              </table:table-cell>
              <table:table-cell office:value-type="float" office:value="0.202800908309934">
                <text:p>0.202800908309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scientific-number number:decimal-places="1" number:min-decimal-places="1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3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59cm" svg:height="10.707cm" xlink:href=".." xlink:type="simple" chart:class="chart:scatter" chart:style-name="ch1">
        <chart:title svg:x="8.092cm" svg:y="0.35cm" chart:style-name="ch2">
          <text:p>Convolution approximation</text:p>
        </chart:title>
        <chart:subtitle svg:x="6.875cm" svg:y="1.343cm" chart:style-name="ch3">
          <text:p>Approximation affecting different kernel sizes</text:p>
        </chart:subtitle>
        <chart:legend chart:legend-position="top" svg:x="8.312cm" svg:y="2.211cm" style:legend-expansion="wide" chart:style-name="ch4"/>
        <chart:plot-area chart:style-name="ch5" table:cell-range-address="measured_results.B10:measured_results.B17 measured_results.A10:measured_results.A10 measured_results.E10:measured_results.E25 measured_results.A18:measured_results.A18" chart:data-source-has-labels="row" svg:x="1.442cm" svg:y="3.023cm" svg:width="19.717cm" svg:height="6.489cm">
          <chart:coordinate-region svg:x="2.063cm" svg:y="3.222cm" svg:width="19.002cm" svg:height="5.643cm"/>
          <chart:axis chart:dimension="x" chart:name="primary-x" chart:style-name="ch6">
            <chart:title svg:x="9.642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092cm" chart:style-name="ch9">
              <text:p>PSNR [dB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measured_results.E10:measured_results.E17" chart:label-cell-address="measured_results.A10:measured_results.A10" chart:class="chart:scatter">
            <chart:domain table:cell-range-address="measured_results.B10:measured_results.B17"/>
            <chart:data-point chart:repeated="8"/>
          </chart:series>
          <chart:series chart:attached-axis="primary-y" chart:style-name="ch14" chart:values-cell-range-address="measured_results.E18:measured_results.E25" chart:label-cell-address="measured_results.A18:measured_results.A18" chart:class="chart:scatter">
            <chart:domain table:cell-range-address="measured_results.B18:measured_results.B25"/>
            <chart:data-point chart:repeated="8"/>
          </chart:series>
          <chart:wall chart:style-name="ch15"/>
          <chart:floor chart:style-name="ch16"/>
        </chart:plot-area>
        <draw:frame draw:style-name="gr1" draw:text-style-name="P1" svg:width="1cm" svg:height="1cm" svg:x="0cm" svg:y="0cm">
          <draw:image xlink:href="Pictures/2000000600005457000029D4AE71BF44.svm" xlink:type="simple" xlink:show="embed" xlink:actuate="onLoad" draw:mime-type="image/x-svm">
            <text:p/>
          </draw:image>
          <draw:image xlink:href="Pictures/1000000100000331000001960E982EC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V_3</text:p>
                <draw:g>
                  <svg:desc>measured_results.A10:measured_results.A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NV_5</text:p>
                <draw:g>
                  <svg:desc>measured_results.A18:measured_results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10:measured_results.B17</svg:desc>
                </draw:g>
              </table:table-cell>
              <table:table-cell office:value-type="float" office:value="56.064417150233">
                <text:p>56.064417150233</text:p>
                <draw:g>
                  <svg:desc>measured_results.E10:measured_results.E17</svg:desc>
                </draw:g>
              </table:table-cell>
              <table:table-cell office:value-type="float" office:value="0">
                <text:p>0</text:p>
                <draw:g>
                  <svg:desc>measured_results.B18:measured_results.B25</svg:desc>
                </draw:g>
              </table:table-cell>
              <table:table-cell office:value-type="float" office:value="55.142334123355">
                <text:p>55.142334123355</text:p>
                <draw:g>
                  <svg:desc>measured_results.E18:measured_results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6.185524760587">
                <text:p>46.185524760587</text:p>
              </table:table-cell>
              <table:table-cell office:value-type="float" office:value="1">
                <text:p>1</text:p>
              </table:table-cell>
              <table:table-cell office:value-type="float" office:value="49.78333048941">
                <text:p>49.78333048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8.0108317917163">
                <text:p>28.0108317917163</text:p>
              </table:table-cell>
              <table:table-cell office:value-type="float" office:value="2">
                <text:p>2</text:p>
              </table:table-cell>
              <table:table-cell office:value-type="float" office:value="31.3050632053283">
                <text:p>31.3050632053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.1456217578619">
                <text:p>18.1456217578619</text:p>
              </table:table-cell>
              <table:table-cell office:value-type="float" office:value="3">
                <text:p>3</text:p>
              </table:table-cell>
              <table:table-cell office:value-type="float" office:value="19.1513218757389">
                <text:p>19.1513218757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.4978389656204">
                <text:p>11.4978389656204</text:p>
              </table:table-cell>
              <table:table-cell office:value-type="float" office:value="4">
                <text:p>4</text:p>
              </table:table-cell>
              <table:table-cell office:value-type="float" office:value="11.5765997929588">
                <text:p>11.5765997929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4978389656204">
                <text:p>11.4978389656204</text:p>
              </table:table-cell>
              <table:table-cell office:value-type="float" office:value="5">
                <text:p>5</text:p>
              </table:table-cell>
              <table:table-cell office:value-type="float" office:value="13.7328225341014">
                <text:p>13.732822534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4978389656204">
                <text:p>11.4978389656204</text:p>
              </table:table-cell>
              <table:table-cell office:value-type="float" office:value="6">
                <text:p>6</text:p>
              </table:table-cell>
              <table:table-cell office:value-type="float" office:value="13.7328225341014">
                <text:p>13.7328225341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.4978389656204">
                <text:p>11.4978389656204</text:p>
              </table:table-cell>
              <table:table-cell office:value-type="float" office:value="7">
                <text:p>7</text:p>
              </table:table-cell>
              <table:table-cell office:value-type="float" office:value="13.7328225341014">
                <text:p>13.7328225341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2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cm" svg:height="10.707cm" xlink:href=".." xlink:type="simple" chart:class="chart:scatter" chart:style-name="ch1">
        <chart:title svg:x="6.465cm" svg:y="0.35cm" chart:style-name="ch2">
          <text:p>Increasing approximation of edge detection</text:p>
        </chart:title>
        <chart:subtitle svg:x="7.325cm" svg:y="1.343cm" chart:style-name="ch3">
          <text:p>Energy consumption to processing time</text:p>
        </chart:subtitle>
        <chart:legend chart:legend-position="top" svg:x="7.584cm" svg:y="2.211cm" style:legend-expansion="wide" chart:style-name="ch4"/>
        <chart:plot-area chart:style-name="ch5" table:cell-range-address="measured_results.B2:measured_results.B9 measured_results.F1:measured_results.G9" chart:data-source-has-labels="row" svg:x="1.442cm" svg:y="3.023cm" svg:width="18.725cm" svg:height="6.489cm">
          <chart:coordinate-region svg:x="2.884cm" svg:y="3.223cm" svg:width="15.179cm" svg:height="5.642cm"/>
          <chart:axis chart:dimension="x" chart:name="primary-x" chart:style-name="ch6">
            <chart:title svg:x="9.146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131cm" chart:style-name="ch9">
              <text:p>Energy [pJ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598cm" svg:y="7.806cm" chart:style-name="ch9">
              <text:p>Processing time [ms]</text:p>
            </chart:title>
          </chart:axis>
          <chart:series chart:attached-axis="primary-y" chart:style-name="ch13" chart:values-cell-range-address="measured_results.F2:measured_results.F9" chart:label-cell-address="measured_results.F1:measured_results.F1" chart:class="chart:scatter">
            <chart:domain table:cell-range-address="measured_results.B2:measured_results.B9"/>
            <chart:data-point chart:repeated="8"/>
          </chart:series>
          <chart:series chart:attached-axis="secondary-y" chart:style-name="ch14" chart:values-cell-range-address="measured_results.G2:measured_results.G9" chart:label-cell-address="measured_results.G1:measured_results.G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m_energy</text:p>
                <draw:g>
                  <svg:desc>measured_results.F1:measured_results.F1</svg:desc>
                </draw:g>
              </table:table-cell>
              <table:table-cell office:value-type="string">
                <text:p>Sum_proctime</text:p>
                <draw:g>
                  <svg:desc>measured_results.G1:measured_resul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2:measured_results.B9</svg:desc>
                </draw:g>
              </table:table-cell>
              <table:table-cell office:value-type="float" office:value="3076178865908.77">
                <text:p>3076178865908.77</text:p>
                <draw:g>
                  <svg:desc>measured_results.F2:measured_results.F9</svg:desc>
                </draw:g>
              </table:table-cell>
              <table:table-cell office:value-type="float" office:value="138143964">
                <text:p>138143964</text:p>
                <draw:g>
                  <svg:desc>measured_results.G2:measured_results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68521884951.53">
                <text:p>3068521884951.53</text:p>
              </table:table-cell>
              <table:table-cell office:value-type="float" office:value="138144804">
                <text:p>138144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46763099840.97">
                <text:p>3846763099840.97</text:p>
              </table:table-cell>
              <table:table-cell office:value-type="float" office:value="138144720">
                <text:p>1381447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824834046724.66">
                <text:p>6824834046724.66</text:p>
              </table:table-cell>
              <table:table-cell office:value-type="float" office:value="137982558">
                <text:p>137982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89463449773.55">
                <text:p>5889463449773.55</text:p>
              </table:table-cell>
              <table:table-cell office:value-type="float" office:value="137947404">
                <text:p>137947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849665245301.8">
                <text:p>12849665245301.8</text:p>
              </table:table-cell>
              <table:table-cell office:value-type="float" office:value="138024936">
                <text:p>138024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682924016671.6">
                <text:p>12682924016671.6</text:p>
              </table:table-cell>
              <table:table-cell office:value-type="float" office:value="138024936">
                <text:p>138024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52260501330.4">
                <text:p>11352260501330.4</text:p>
              </table:table-cell>
              <table:table-cell office:value-type="float" office:value="138008304">
                <text:p>1380083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